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10" table:number-columns-repeated="768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NF 4407 - process. 0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2-05">
            <text:p>05/02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NF 4432 - process. 02/2016</text:p>
          </table:table-cell>
          <table:table-cell table:style-name="ce10" office:value-type="float" office:value="158">
            <text:p>15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3-22">
            <text:p>22/03/2016</text:p>
          </table:table-cell>
          <table:table-cell table:style-name="ce10" office:value-type="float" office:value="0">
            <text:p>-</text:p>
          </table:table-cell>
          <table:table-cell table:style-name="ce15" office:value-type="string">
            <text:p>Desc. 10,00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NF 4457 - process. 03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4-06">
            <text:p>06/04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NF 4482 - process. 04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5-05">
            <text:p>05/05/2016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NF 4509 - process. 05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6-10">
            <text:p>10/06/2016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NF 4535 - process. 06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7-06">
            <text:p>06/07/2016</text:p>
          </table:table-cell>
          <table:table-cell table:style-name="ce10" table:formula="of:=[.C7]-[.F7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7-22">
            <text:p>22/07/2016</text:p>
          </table:table-cell>
          <table:table-cell table:style-name="ce7" office:value-type="string">
            <text:p>NF 4561 - process. 07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8-08">
            <text:p>08/08/2016</text:p>
          </table:table-cell>
          <table:table-cell table:style-name="ce10" table:formula="of:=[.C8]-[.F8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8-25">
            <text:p>25/08/2016</text:p>
          </table:table-cell>
          <table:table-cell table:style-name="ce7" office:value-type="string">
            <text:p>NF 4587 - process. 08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9-06">
            <text:p>06/09/2016</text:p>
          </table:table-cell>
          <table:table-cell table:style-name="ce10" table:formula="of:=[.C9]-[.F9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621 - process. 09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0-05">
            <text:p>05/10/2016</text:p>
          </table:table-cell>
          <table:table-cell table:style-name="ce10" table:formula="of:=[.C10]-[.F10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56 - process. 10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1-08">
            <text:p>08/11/2016</text:p>
          </table:table-cell>
          <table:table-cell table:style-name="ce10" table:formula="of:=[.C11]-[.F11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90 - process. 1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2-02">
            <text:p>02/12/2016</text:p>
          </table:table-cell>
          <table:table-cell table:style-name="ce10" table:formula="of:=[.C12]-[.F1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724 - process. 12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7-01-04">
            <text:p>04/01/2017</text:p>
          </table:table-cell>
          <table:table-cell table:style-name="ce10" table:formula="of:=[.C13]-[.F13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58 - process. 01/2017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5" office:value-type="string">
            <text:p>encerrado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14])" office:value-type="float" office:value="0">
            <text:p>-</text:p>
          </table:table-cell>
          <table:table-cell table:style-name="ce14"/>
          <table:table-cell table:style-name="ce19" table:number-columns-repeated="247"/>
          <table:table-cell table:number-columns-repeated="768"/>
        </table:table-row>
        <table:table-row table:style-name="ro2" table:number-rows-repeated="3199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19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1-26">26/01/2017</text:date></text:span><text:span text:style-name="MT2"> - </text:span><text:span text:style-name="MT2"><text:time>17:54:39</text:time></text:span><text:span text:style-name="MT2"> </text:span></text:p>
        </style:region-center>
        <style:region-right>
          <text:p><text:span text:style-name="MT3">Mitra Diocesana / Bairro Verava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itra Diocesana de Osasco - Verava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7:5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9:28</meta:creation-date>
    <dc:date>2017-01-26T17:54:39</dc:date>
    <meta:print-date>2014-03-31T11:55:58.938707586</meta:print-date>
    <dc:language>pt-PT</dc:language>
    <meta:editing-cycles>372</meta:editing-cycles>
    <meta:editing-duration>PT21H6M32S</meta:editing-duration>
    <dc:creator>Carlos Augusto Marcicano</dc:creator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